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2cm"/>
    </style:style>
    <style:style style:name="co2" style:family="table-column">
      <style:table-column-properties fo:break-before="auto" style:column-width="1.005cm"/>
    </style:style>
    <style:style style:name="co3" style:family="table-column">
      <style:table-column-properties fo:break-before="auto" style:column-width="2.68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025cm"/>
    </style:style>
    <style:style style:name="co6" style:family="table-column">
      <style:table-column-properties fo:break-before="auto" style:column-width="2.279cm"/>
    </style:style>
    <style:style style:name="co7" style:family="table-column">
      <style:table-column-properties fo:break-before="auto" style:column-width="3.057cm"/>
    </style:style>
    <style:style style:name="co8" style:family="table-column">
      <style:table-column-properties fo:break-before="auto" style:column-width="1.917cm"/>
    </style:style>
    <style:style style:name="co9" style:family="table-column">
      <style:table-column-properties fo:break-before="auto" style:column-width="2.1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 style:data-style-name="N2"/>
    <style:style style:name="ce3" style:family="table-cell" style:parent-style-name="Default" style:data-style-name="N1"/>
    <style:style style:name="ce1" style:family="table-cell" style:parent-style-name="Default" style:data-style-name="N115"/>
  </office:automatic-styles>
  <office:body>
    <office:spreadsheet>
      <table:calculation-settings table:automatic-find-labels="false" table:use-regular-expressions="false" table:use-wildcards="true"/>
      <table:table table:name="0-mtb-SSDL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3"/>
        <table:table-column table:style-name="co6" table:default-cell-style-name="Default"/>
        <table:table-column table:style-name="co4" table:default-cell-style-name="ce1"/>
        <table:table-column table:style-name="co7" table:default-cell-style-name="ce1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PROG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#ALINE_SSDL</text:p>
          </table:table-cell>
          <table:table-cell table:style-name="Default" office:value-type="string" calcext:value-type="string">
            <text:p>Score</text:p>
          </table:table-cell>
          <table:table-cell table:style-name="Default" office:value-type="string" calcext:value-type="string">
            <text:p>#SSDL_EQ</text:p>
          </table:table-cell>
          <table:table-cell office:value-type="string" calcext:value-type="string">
            <text:p>#SSDL_ALI</text:p>
          </table:table-cell>
          <table:table-cell table:style-name="Default" office:value-type="string" calcext:value-type="string">
            <text:p>MTB</text:p>
          </table:table-cell>
          <table:table-cell table:style-name="Default" office:value-type="string" calcext:value-type="string">
            <text:p>#EST_SSDL_EQ</text:p>
          </table:table-cell>
          <table:table-cell office:value-type="string" calcext:value-type="string">
            <text:p>REAL_EQ</text:p>
          </table:table-cell>
          <table:table-cell office:value-type="string" calcext:value-type="string">
            <text:p>#SSDL_ALI</text:p>
          </table:table-cell>
        </table:table-row>
        <table:table-row table:style-name="ro1">
          <table:table-cell office:value-type="string" calcext:value-type="string">
            <text:p>boundedQueue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table:formula="of:=([.C2]-[.F2])/[.C2]-[.E2]" office:value-type="float" office:value="0.911111111111111" calcext:value-type="float">
            <text:p>0,91</text:p>
          </table:table-cell>
          <table:table-cell office:value-type="float" office:value="0" calcext:value-type="float">
            <text:p>0</text:p>
          </table:table-cell>
          <table:table-cell table:formula="of:=[.I2]+[.J2]" office:value-type="float" office:value="4" calcext:value-type="float">
            <text:p>4</text:p>
          </table:table-cell>
          <table:table-cell table:formula="of:=IF([.C2]=0;0;[.$B$46]*[.B2]+[.E2]*[.$B$47]+[.F2]*[.$B$48]+[.C2]*[.$B$46]*[.B2])" office:value-type="float" office:value="1.003449862" calcext:value-type="float">
            <text:p>1,0</text:p>
          </table:table-cell>
          <table:table-cell office:value-type="float" office:value="3.195" calcext:value-type="float">
            <text:p>3,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([.C3]-[.F3])/[.C3]-[.E3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3]+[.J3]" office:value-type="float" office:value="0" calcext:value-type="float">
            <text:p>0</text:p>
          </table:table-cell>
          <table:table-cell table:formula="of:=IF([.C3]=0;0;[.$B$46]*[.B3]+[.E3]*[.$B$47]+[.F3]*[.$B$48]+[.C3]*[.$B$46]*[.B3])" office:value-type="float" office:value="0.000299988" calcext:value-type="float">
            <text:p>0,0</text:p>
          </table:table-cell>
          <table:table-cell office:value-type="float" office:value="0.781" calcext:value-type="float">
            <text:p>0,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culation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formula="of:=([.C4]-[.F4])/[.C4]-[.E4]" office:value-type="float" office:value="0.916666666666667" calcext:value-type="float">
            <text:p>0,92</text:p>
          </table:table-cell>
          <table:table-cell office:value-type="float" office:value="0" calcext:value-type="float">
            <text:p>0</text:p>
          </table:table-cell>
          <table:table-cell table:formula="of:=[.I4]+[.J4]" office:value-type="float" office:value="3" calcext:value-type="float">
            <text:p>3</text:p>
          </table:table-cell>
          <table:table-cell table:formula="of:=IF([.C4]=0;0;[.$B$46]*[.B4]+[.E4]*[.$B$47]+[.F4]*[.$B$48]+[.C4]*[.$B$46]*[.B4])" office:value-type="float" office:value="0.752774889" calcext:value-type="float">
            <text:p>0,8</text:p>
          </table:table-cell>
          <table:table-cell office:value-type="float" office:value="2.556" calcext:value-type="float">
            <text:p>2,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It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([.C5]-[.F5])/[.C5]-[.E5]" office:value-type="float" office:value="0.6666666666666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table:formula="of:=[.I5]+[.J5]" office:value-type="float" office:value="2" calcext:value-type="float">
            <text:p>2</text:p>
          </table:table-cell>
          <table:table-cell table:formula="of:=IF([.C5]=0;0;[.$B$46]*[.B5]+[.E5]*[.$B$47]+[.F5]*[.$B$48]+[.C5]*[.$B$46]*[.B5])" office:value-type="float" office:value="0.500524979" calcext:value-type="float">
            <text:p>0,5</text:p>
          </table:table-cell>
          <table:table-cell office:value-type="float" office:value="0.426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Palindrom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([.C6]-[.F6])/[.C6]-[.E6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6]+[.J6]" office:value-type="float" office:value="0" calcext:value-type="float">
            <text:p>0</text:p>
          </table:table-cell>
          <table:table-cell table:formula="of:=IF([.C6]=0;0;[.$B$46]*[.B6]+[.E6]*[.$B$47]+[.F6]*[.$B$48]+[.C6]*[.$B$46]*[.B6])" office:value-type="float" office:value="0.000299988" calcext:value-type="float">
            <text:p>0,0</text:p>
          </table:table-cell>
          <table:table-cell office:value-type="float" office:value="0.568" calcext:value-type="float">
            <text:p>0,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ntPositiv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([.C7]-[.F7])/[.C7]-[.E7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7]+[.J7]" office:value-type="float" office:value="0" calcext:value-type="float">
            <text:p>0</text:p>
          </table:table-cell>
          <table:table-cell table:formula="of:=IF([.C7]=0;0;[.$B$46]*[.B7]+[.E7]*[.$B$47]+[.F7]*[.$B$48]+[.C7]*[.$B$46]*[.B7])" office:value-type="float" office:value="0.000199992" calcext:value-type="float">
            <text:p>0,0</text:p>
          </table:table-cell>
          <table:table-cell office:value-type="float" office:value="0.497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e-plus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table:formula="of:=([.C8]-[.F8])/[.C8]-[.E8]" office:value-type="float" office:value="0.865168539325843" calcext:value-type="float">
            <text:p>0,87</text:p>
          </table:table-cell>
          <table:table-cell office:value-type="float" office:value="0" calcext:value-type="float">
            <text:p>0</text:p>
          </table:table-cell>
          <table:table-cell table:formula="of:=[.I8]+[.J8]" office:value-type="float" office:value="12" calcext:value-type="float">
            <text:p>12</text:p>
          </table:table-cell>
          <table:table-cell table:formula="of:=IF([.C8]=0;0;[.$B$46]*[.B8]+[.E8]*[.$B$47]+[.F8]*[.$B$48]+[.C8]*[.$B$46]*[.B8])" office:value-type="float" office:value="3.00674973" calcext:value-type="float">
            <text:p>3,0</text:p>
          </table:table-cell>
          <table:table-cell office:value-type="float" office:value="6.319" calcext:value-type="float">
            <text:p>6,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igitReverser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([.C9]-[.F9])/[.C9]-[.E9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9]+[.J9]" office:value-type="float" office:value="0" calcext:value-type="float">
            <text:p>0</text:p>
          </table:table-cell>
          <table:table-cell table:formula="of:=IF([.C9]=0;0;[.$B$46]*[.B9]+[.E9]*[.$B$47]+[.F9]*[.$B$48]+[.C9]*[.$B$46]*[.B9])" office:value-type="float" office:value="0.000266656" calcext:value-type="float">
            <text:p>0,0</text:p>
          </table:table-cell>
          <table:table-cell office:value-type="float" office:value="1.065" calcext:value-type="float">
            <text:p>1,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dLast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([.C10]-[.F10])/[.C10]-[.E10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10]+[.J10]" office:value-type="float" office:value="0" calcext:value-type="float">
            <text:p>0</text:p>
          </table:table-cell>
          <table:table-cell table:formula="of:=IF([.C10]=0;0;[.$B$46]*[.B10]+[.E10]*[.$B$47]+[.F10]*[.$B$48]+[.C10]*[.$B$46]*[.B10])" office:value-type="float" office:value="0.000133328" calcext:value-type="float">
            <text:p>0,0</text:p>
          </table:table-cell>
          <table:table-cell office:value-type="float" office:value="0.497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dV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([.C11]-[.F11])/[.C11]-[.E11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11]+[.J11]" office:value-type="float" office:value="0" calcext:value-type="float">
            <text:p>0</text:p>
          </table:table-cell>
          <table:table-cell table:formula="of:=IF([.C11]=0;0;[.$B$46]*[.B11]+[.E11]*[.$B$47]+[.F11]*[.$B$48]+[.C11]*[.$B$46]*[.B11])" office:value-type="float" office:value="0.000099996" calcext:value-type="float">
            <text:p>0,0</text:p>
          </table:table-cell>
          <table:table-cell office:value-type="float" office:value="0.355" calcext:value-type="float">
            <text:p>0,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formula="of:=([.C12]-[.F12])/[.C12]-[.E12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12]+[.J12]" office:value-type="float" office:value="0" calcext:value-type="float">
            <text:p>0</text:p>
          </table:table-cell>
          <table:table-cell table:formula="of:=IF([.C12]=0;0;[.$B$46]*[.B12]+[.E12]*[.$B$47]+[.F12]*[.$B$48]+[.C12]*[.$B$46]*[.B12])" office:value-type="float" office:value="0.001041625" calcext:value-type="float">
            <text:p>0,0</text:p>
          </table:table-cell>
          <table:table-cell office:value-type="float" office:value="1.704" calcext:value-type="float">
            <text:p>1,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table:formula="of:=([.C13]-[.F13])/[.C13]-[.E13]" office:value-type="float" office:value="0.947368421052632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table:formula="of:=[.I13]+[.J13]" office:value-type="float" office:value="2" calcext:value-type="float">
            <text:p>2</text:p>
          </table:table-cell>
          <table:table-cell table:formula="of:=IF([.C13]=0;0;[.$B$46]*[.B13]+[.E13]*[.$B$47]+[.F13]*[.$B$48]+[.C13]*[.$B$46]*[.B13])" office:value-type="float" office:value="0.502924883" calcext:value-type="float">
            <text:p>0,5</text:p>
          </table:table-cell>
          <table:table-cell office:value-type="float" office:value="2.698" calcext:value-type="float">
            <text:p>2,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versePermutation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([.C14]-[.F14])/[.C14]-[.E14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14]+[.J14]" office:value-type="float" office:value="0" calcext:value-type="float">
            <text:p>0</text:p>
          </table:table-cell>
          <table:table-cell table:formula="of:=IF([.C14]=0;0;[.$B$46]*[.B14]+[.E14]*[.$B$47]+[.F14]*[.$B$48]+[.C14]*[.$B$46]*[.B14])" office:value-type="float" office:value="0.00058331" calcext:value-type="float">
            <text:p>0,0</text:p>
          </table:table-cell>
          <table:table-cell office:value-type="float" office:value="0.923" calcext:value-type="float">
            <text:p>0,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day-jdate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formula="of:=([.C15]-[.F15])/[.C15]-[.E15]" office:value-type="float" office:value="0.96875" calcext:value-type="float">
            <text:p>0,97</text:p>
          </table:table-cell>
          <table:table-cell office:value-type="float" office:value="0" calcext:value-type="float">
            <text:p>0</text:p>
          </table:table-cell>
          <table:table-cell table:formula="of:=[.I15]+[.J15]" office:value-type="float" office:value="1" calcext:value-type="float">
            <text:p>1</text:p>
          </table:table-cell>
          <table:table-cell table:formula="of:=IF([.C15]=0;0;[.$B$46]*[.B15]+[.E15]*[.$B$47]+[.F15]*[.$B$48]+[.C15]*[.$B$46]*[.B15])" office:value-type="float" office:value="0.252474901" calcext:value-type="float">
            <text:p>0,3</text:p>
          </table:table-cell>
          <table:table-cell office:value-type="float" office:value="2.272" calcext:value-type="float">
            <text:p>2,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stZer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[.C16]-[.F16])/[.C16]-[.E16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16]+[.J16]" office:value-type="float" office:value="0" calcext:value-type="float">
            <text:p>0</text:p>
          </table:table-cell>
          <table:table-cell table:formula="of:=IF([.C16]=0;0;[.$B$46]*[.B16]+[.E16]*[.$B$47]+[.F16]*[.$B$48]+[.C16]*[.$B$46]*[.B16])" office:value-type="float" office:value="0.000066664" calcext:value-type="float">
            <text:p>0,0</text:p>
          </table:table-cell>
          <table:table-cell office:value-type="float" office:value="0.497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RS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formula="of:=([.C17]-[.F17])/[.C17]-[.E17]" office:value-type="float" office:value="0.891891891891892" calcext:value-type="float">
            <text:p>0,89</text:p>
          </table:table-cell>
          <table:table-cell office:value-type="float" office:value="0" calcext:value-type="float">
            <text:p>0</text:p>
          </table:table-cell>
          <table:table-cell table:formula="of:=[.I17]+[.J17]" office:value-type="float" office:value="4" calcext:value-type="float">
            <text:p>4</text:p>
          </table:table-cell>
          <table:table-cell table:formula="of:=IF([.C17]=0;0;[.$B$46]*[.B17]+[.E17]*[.$B$47]+[.F17]*[.$B$48]+[.C17]*[.$B$46]*[.B17])" office:value-type="float" office:value="1.002849886" calcext:value-type="float">
            <text:p>1,0</text:p>
          </table:table-cell>
          <table:table-cell office:value-type="float" office:value="2.627" calcext:value-type="float">
            <text:p>2,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([.C18]-[.F18])/[.C18]-[.E18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18]+[.J18]" office:value-type="float" office:value="0" calcext:value-type="float">
            <text:p>0</text:p>
          </table:table-cell>
          <table:table-cell table:formula="of:=IF([.C18]=0;0;[.$B$46]*[.B18]+[.E18]*[.$B$47]+[.F18]*[.$B$48]+[.C18]*[.$B$46]*[.B18])" office:value-type="float" office:value="0.000599976" calcext:value-type="float">
            <text:p>0,0</text:p>
          </table:table-cell>
          <table:table-cell office:value-type="float" office:value="1.633" calcext:value-type="float">
            <text:p>1,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Zero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([.C19]-[.F19])/[.C19]-[.E19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19]+[.J19]" office:value-type="float" office:value="0" calcext:value-type="float">
            <text:p>0</text:p>
          </table:table-cell>
          <table:table-cell table:formula="of:=IF([.C19]=0;0;[.$B$46]*[.B19]+[.E19]*[.$B$47]+[.F19]*[.$B$48]+[.C19]*[.$B$46]*[.B19])" office:value-type="float" office:value="0.000133328" calcext:value-type="float">
            <text:p>0,0</text:p>
          </table:table-cell>
          <table:table-cell office:value-type="float" office:value="0.497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ddOrPo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([.C20]-[.F20])/[.C20]-[.E20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20]+[.J20]" office:value-type="float" office:value="0" calcext:value-type="float">
            <text:p>0</text:p>
          </table:table-cell>
          <table:table-cell table:formula="of:=IF([.C20]=0;0;[.$B$46]*[.B20]+[.E20]*[.$B$47]+[.F20]*[.$B$48]+[.C20]*[.$B$46]*[.B20])" office:value-type="float" office:value="0.000199992" calcext:value-type="float">
            <text:p>0,0</text:p>
          </table:table-cell>
          <table:table-cell office:value-type="float" office:value="0.497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l</text:p>
          </table:table-cell>
          <table:table-cell office:value-type="float" office:value="9" calcext:value-type="float">
            <text:p>9</text:p>
          </table:table-cell>
          <table:table-cell office:value-type="float" office:value="136" calcext:value-type="float">
            <text:p>136</text:p>
          </table:table-cell>
          <table:table-cell table:formula="of:=([.C21]-[.F21])/[.C21]-[.E21]" office:value-type="float" office:value="0.929411764705882" calcext:value-type="float">
            <text:p>0,93</text:p>
          </table:table-cell>
          <table:table-cell office:value-type="float" office:value="0" calcext:value-type="float">
            <text:p>0</text:p>
          </table:table-cell>
          <table:table-cell table:formula="of:=[.I21]+[.J21]" office:value-type="float" office:value="9.6" calcext:value-type="float">
            <text:p>9,6</text:p>
          </table:table-cell>
          <table:table-cell table:formula="of:=IF([.C21]=0;0;[.$B$46]*[.B21]+[.E21]*[.$B$47]+[.F21]*[.$B$48]+[.C21]*[.$B$46]*[.B21])" office:value-type="float" office:value="2.410274589" calcext:value-type="float">
            <text:p>2,4</text:p>
          </table:table-cell>
          <table:table-cell office:value-type="float" office:value="9.656" calcext:value-type="float">
            <text:p>9,7</text:p>
          </table:table-cell>
          <table:table-cell office:value-type="float" office:value="8" calcext:value-type="float">
            <text:p>8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([.C22]-[.F22])/[.C22]-[.E22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22]+[.J22]" office:value-type="float" office:value="0" calcext:value-type="float">
            <text:p>0</text:p>
          </table:table-cell>
          <table:table-cell table:formula="of:=IF([.C22]=0;0;[.$B$46]*[.B22]+[.E22]*[.$B$47]+[.F22]*[.$B$48]+[.C22]*[.$B$46]*[.B22])" office:value-type="float" office:value="0.00024999" calcext:value-type="float">
            <text:p>0,0</text:p>
          </table:table-cell>
          <table:table-cell office:value-type="float" office:value="0.639" calcext:value-type="float">
            <text:p>0,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ntPrimes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formula="of:=([.C23]-[.F23])/[.C23]-[.E23]"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table:formula="of:=[.I23]+[.J23]" office:value-type="float" office:value="1" calcext:value-type="float">
            <text:p>1</text:p>
          </table:table-cell>
          <table:table-cell table:formula="of:=IF([.C23]=0;0;[.$B$46]*[.B23]+[.E23]*[.$B$47]+[.F23]*[.$B$48]+[.C23]*[.$B$46]*[.B23])" office:value-type="float" office:value="0.251949922" calcext:value-type="float">
            <text:p>0,3</text:p>
          </table:table-cell>
          <table:table-cell office:value-type="float" office:value="1.775" calcext:value-type="float">
            <text:p>1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nt_tokens</text:p>
          </table:table-cell>
          <table:table-cell office:value-type="float" office:value="9" calcext:value-type="float">
            <text:p>9</text:p>
          </table:table-cell>
          <table:table-cell office:value-type="float" office:value="227" calcext:value-type="float">
            <text:p>227</text:p>
          </table:table-cell>
          <table:table-cell table:formula="of:=([.C24]-[.F24])/[.C24]-[.E24]" office:value-type="float" office:value="0.87488986784141" calcext:value-type="float">
            <text:p>0,87</text:p>
          </table:table-cell>
          <table:table-cell office:value-type="float" office:value="0" calcext:value-type="float">
            <text:p>0</text:p>
          </table:table-cell>
          <table:table-cell table:formula="of:=[.I24]+[.J24]" office:value-type="float" office:value="28.4" calcext:value-type="float">
            <text:p>28,4</text:p>
          </table:table-cell>
          <table:table-cell table:formula="of:=IF([.C24]=0;0;[.$B$46]*[.B24]+[.E24]*[.$B$47]+[.F24]*[.$B$48]+[.C24]*[.$B$46]*[.B24])" office:value-type="float" office:value="7.117099316" calcext:value-type="float">
            <text:p>7,1</text:p>
          </table:table-cell>
          <table:table-cell office:value-type="float" office:value="16.117" calcext:value-type="float">
            <text:p>16,1</text:p>
          </table:table-cell>
          <table:table-cell office:value-type="float" office:value="24" calcext:value-type="float">
            <text:p>24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 office:value-type="string" calcext:value-type="string">
            <text:p>print_tokens2</text:p>
          </table:table-cell>
          <table:table-cell office:value-type="float" office:value="9" calcext:value-type="float">
            <text:p>9</text:p>
          </table:table-cell>
          <table:table-cell office:value-type="float" office:value="232" calcext:value-type="float">
            <text:p>232</text:p>
          </table:table-cell>
          <table:table-cell table:formula="of:=([.C25]-[.F25])/[.C25]-[.E25]" office:value-type="float" office:value="0.879310344827586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table:formula="of:=[.I25]+[.J25]" office:value-type="float" office:value="28" calcext:value-type="float">
            <text:p>28</text:p>
          </table:table-cell>
          <table:table-cell table:formula="of:=IF([.C25]=0;0;[.$B$46]*[.B25]+[.E25]*[.$B$47]+[.F25]*[.$B$48]+[.C25]*[.$B$46]*[.B25])" office:value-type="float" office:value="7.017474301" calcext:value-type="float">
            <text:p>7,0</text:p>
          </table:table-cell>
          <table:table-cell office:value-type="float" office:value="16.472" calcext:value-type="float">
            <text:p>16,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table:formula="of:=([.C26]-[.F26])/[.C26]-[.E26]" office:value-type="float" office:value="0.92156862745098" calcext:value-type="float">
            <text:p>0,92</text:p>
          </table:table-cell>
          <table:table-cell office:value-type="float" office:value="0" calcext:value-type="float">
            <text:p>0</text:p>
          </table:table-cell>
          <table:table-cell table:formula="of:=[.I26]+[.J26]" office:value-type="float" office:value="4" calcext:value-type="float">
            <text:p>4</text:p>
          </table:table-cell>
          <table:table-cell table:formula="of:=IF([.C26]=0;0;[.$B$46]*[.B26]+[.E26]*[.$B$47]+[.F26]*[.$B$48]+[.C26]*[.$B$46]*[.B26])" office:value-type="float" office:value="1.003899844" calcext:value-type="float">
            <text:p>1,0</text:p>
          </table:table-cell>
          <table:table-cell office:value-type="float" office:value="3.621" calcext:value-type="float">
            <text:p>3,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([.C27]-[.F27])/[.C27]-[.E27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27]+[.J27]" office:value-type="float" office:value="0" calcext:value-type="float">
            <text:p>0</text:p>
          </table:table-cell>
          <table:table-cell table:formula="of:=IF([.C27]=0;0;[.$B$46]*[.B27]+[.E27]*[.$B$47]+[.F27]*[.$B$48]+[.C27]*[.$B$46]*[.B27])" office:value-type="float" office:value="0.000958295" calcext:value-type="float">
            <text:p>0,0</text:p>
          </table:table-cell>
          <table:table-cell office:value-type="float" office:value="1.562" calcext:value-type="float">
            <text:p>1,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rsiveSelectionSor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([.C28]-[.F28])/[.C28]-[.E28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28]+[.J28]" office:value-type="float" office:value="0" calcext:value-type="float">
            <text:p>0</text:p>
          </table:table-cell>
          <table:table-cell table:formula="of:=IF([.C28]=0;0;[.$B$46]*[.B28]+[.E28]*[.$B$47]+[.F28]*[.$B$48]+[.C28]*[.$B$46]*[.B28])" office:value-type="float" office:value="0.000374985" calcext:value-type="float">
            <text:p>0,0</text:p>
          </table:table-cell>
          <table:table-cell office:value-type="float" office:value="0.994" calcext:value-type="float">
            <text:p>1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table:formula="of:=([.C29]-[.F29])/[.C29]-[.E29]" office:value-type="float" office:value="0.90703125" calcext:value-type="float">
            <text:p>0,91</text:p>
          </table:table-cell>
          <table:table-cell office:value-type="float" office:value="0" calcext:value-type="float">
            <text:p>0</text:p>
          </table:table-cell>
          <table:table-cell table:formula="of:=[.I29]+[.J29]" office:value-type="float" office:value="23.8" calcext:value-type="float">
            <text:p>23,8</text:p>
          </table:table-cell>
          <table:table-cell table:formula="of:=IF([.C29]=0;0;[.$B$46]*[.B29]+[.E29]*[.$B$47]+[.F29]*[.$B$48]+[.C29]*[.$B$46]*[.B29])" office:value-type="float" office:value="5.969274229" calcext:value-type="float">
            <text:p>6,0</text:p>
          </table:table-cell>
          <table:table-cell office:value-type="float" office:value="18.176" calcext:value-type="float">
            <text:p>18,2</text:p>
          </table:table-cell>
          <table:table-cell office:value-type="float" office:value="0" calcext:value-type="float">
            <text:p>0</text:p>
          </table:table-cell>
          <table:table-cell office:value-type="float" office:value="23.8" calcext:value-type="float">
            <text:p>23,8</text:p>
          </table:table-cell>
        </table:table-row>
        <table:table-row table:style-name="ro1">
          <table:table-cell office:value-type="string" calcext:value-type="string">
            <text:p>schedule</text:p>
          </table:table-cell>
          <table:table-cell office:value-type="float" office:value="9" calcext:value-type="float">
            <text:p>9</text:p>
          </table:table-cell>
          <table:table-cell office:value-type="float" office:value="148" calcext:value-type="float">
            <text:p>148</text:p>
          </table:table-cell>
          <table:table-cell table:formula="of:=([.C30]-[.F30])/[.C30]-[.E30]" office:value-type="float" office:value="0.886486486486486" calcext:value-type="float">
            <text:p>0,89</text:p>
          </table:table-cell>
          <table:table-cell office:value-type="float" office:value="0" calcext:value-type="float">
            <text:p>0</text:p>
          </table:table-cell>
          <table:table-cell table:formula="of:=[.I30]+[.J30]" office:value-type="float" office:value="16.8" calcext:value-type="float">
            <text:p>16,8</text:p>
          </table:table-cell>
          <table:table-cell table:formula="of:=IF([.C30]=0;0;[.$B$46]*[.B30]+[.E30]*[.$B$47]+[.F30]*[.$B$48]+[.C30]*[.$B$46]*[.B30])" office:value-type="float" office:value="4.211174553" calcext:value-type="float">
            <text:p>4,2</text:p>
          </table:table-cell>
          <table:table-cell office:value-type="float" office:value="10.508" calcext:value-type="float">
            <text:p>10,5</text:p>
          </table:table-cell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schedule2</text:p>
          </table:table-cell>
          <table:table-cell office:value-type="float" office:value="9" calcext:value-type="float">
            <text:p>9</text:p>
          </table:table-cell>
          <table:table-cell office:value-type="float" office:value="143" calcext:value-type="float">
            <text:p>143</text:p>
          </table:table-cell>
          <table:table-cell table:formula="of:=([.C31]-[.F31])/[.C31]-[.E31]" office:value-type="float" office:value="0.768531468531469" calcext:value-type="float">
            <text:p>0,77</text:p>
          </table:table-cell>
          <table:table-cell office:value-type="float" office:value="0" calcext:value-type="float">
            <text:p>0</text:p>
          </table:table-cell>
          <table:table-cell table:formula="of:=[.I31]+[.J31]" office:value-type="float" office:value="33.1" calcext:value-type="float">
            <text:p>33,1</text:p>
          </table:table-cell>
          <table:table-cell table:formula="of:=IF([.C31]=0;0;[.$B$46]*[.B31]+[.E31]*[.$B$47]+[.F31]*[.$B$48]+[.C31]*[.$B$46]*[.B31])" office:value-type="float" office:value="8.285799568" calcext:value-type="float">
            <text:p>8,3</text:p>
          </table:table-cell>
          <table:table-cell office:value-type="float" office:value="10.153" calcext:value-type="float">
            <text:p>10,2</text:p>
          </table:table-cell>
          <table:table-cell office:value-type="float" office:value="26" calcext:value-type="float">
            <text:p>26</text:p>
          </table:table-cell>
          <table:table-cell office:value-type="float" office:value="7.1" calcext:value-type="float">
            <text:p>7,1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formula="of:=([.C32]-[.F32])/[.C32]-[.E32]" office:value-type="float" office:value="0.816326530612245" calcext:value-type="float">
            <text:p>0,82</text:p>
          </table:table-cell>
          <table:table-cell office:value-type="float" office:value="0" calcext:value-type="float">
            <text:p>0</text:p>
          </table:table-cell>
          <table:table-cell table:formula="of:=[.I32]+[.J32]" office:value-type="float" office:value="9" calcext:value-type="float">
            <text:p>9</text:p>
          </table:table-cell>
          <table:table-cell table:formula="of:=IF([.C32]=0;0;[.$B$46]*[.B32]+[.E32]*[.$B$47]+[.F32]*[.$B$48]+[.C32]*[.$B$46]*[.B32])" office:value-type="float" office:value="2.2524999" calcext:value-type="float">
            <text:p>2,3</text:p>
          </table:table-cell>
          <table:table-cell office:value-type="float" office:value="3.479" calcext:value-type="float">
            <text:p>3,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([.C33]-[.F33])/[.C33]-[.E33]" office:value-type="float" office:value="0.882352941176471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table:formula="of:=[.I33]+[.J33]" office:value-type="float" office:value="2" calcext:value-type="float">
            <text:p>2</text:p>
          </table:table-cell>
          <table:table-cell table:formula="of:=IF([.C33]=0;0;[.$B$46]*[.B33]+[.E33]*[.$B$47]+[.F33]*[.$B$48]+[.C33]*[.$B$46]*[.B33])" office:value-type="float" office:value="0.501349946" calcext:value-type="float">
            <text:p>0,5</text:p>
          </table:table-cell>
          <table:table-cell office:value-type="float" office:value="1.207" calcext:value-type="float">
            <text:p>1,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34]-[.F34])/[.C34]-[.E34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34]+[.J34]" office:value-type="float" office:value="0" calcext:value-type="float">
            <text:p>0</text:p>
          </table:table-cell>
          <table:table-cell table:formula="of:=IF([.C34]=0;0;[.$B$46]*[.B34]+[.E34]*[.$B$47]+[.F34]*[.$B$48]+[.C34]*[.$B$46]*[.B34])" office:value-type="float" office:value="0.000149994" calcext:value-type="float">
            <text:p>0,0</text:p>
          </table:table-cell>
          <table:table-cell office:value-type="float" office:value="0.355" calcext:value-type="float">
            <text:p>0,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as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formula="of:=([.C35]-[.F35])/[.C35]-[.E35]" office:value-type="float" office:value="0.776086956521739" calcext:value-type="float">
            <text:p>0,78</text:p>
          </table:table-cell>
          <table:table-cell office:value-type="float" office:value="0" calcext:value-type="float">
            <text:p>0</text:p>
          </table:table-cell>
          <table:table-cell table:formula="of:=[.I35]+[.J35]" office:value-type="float" office:value="10.3" calcext:value-type="float">
            <text:p>10,3</text:p>
          </table:table-cell>
          <table:table-cell table:formula="of:=IF([.C35]=0;0;[.$B$46]*[.B35]+[.E35]*[.$B$47]+[.F35]*[.$B$48]+[.C35]*[.$B$46]*[.B35])" office:value-type="float" office:value="2.578524859" calcext:value-type="float">
            <text:p>2,6</text:p>
          </table:table-cell>
          <table:table-cell office:value-type="float" office:value="3.266" calcext:value-type="float">
            <text:p>3,3</text:p>
          </table:table-cell>
          <table:table-cell office:value-type="float" office:value="4" calcext:value-type="float">
            <text:p>4</text:p>
          </table:table-cell>
          <table:table-cell office:value-type="float" office:value="6.3" calcext:value-type="float">
            <text:p>6,3</text:p>
          </table:table-cell>
        </table:table-row>
        <table:table-row table:style-name="ro1">
          <table:table-cell office:value-type="string" calcext:value-type="string">
            <text:p>testPad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formula="of:=([.C36]-[.F36])/[.C36]-[.E36]" office:value-type="float" office:value="0.9375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table:formula="of:=[.I36]+[.J36]" office:value-type="float" office:value="1" calcext:value-type="float">
            <text:p>1</text:p>
          </table:table-cell>
          <table:table-cell table:formula="of:=IF([.C36]=0;0;[.$B$46]*[.B36]+[.E36]*[.$B$47]+[.F36]*[.$B$48]+[.C36]*[.$B$46]*[.B36])" office:value-type="float" office:value="0.251274949" calcext:value-type="float">
            <text:p>0,3</text:p>
          </table:table-cell>
          <table:table-cell office:value-type="float" office:value="1.136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info</text:p>
          </table:table-cell>
          <table:table-cell office:value-type="float" office:value="9" calcext:value-type="float">
            <text:p>9</text:p>
          </table:table-cell>
          <table:table-cell office:value-type="float" office:value="126" calcext:value-type="float">
            <text:p>126</text:p>
          </table:table-cell>
          <table:table-cell table:formula="of:=([.C37]-[.F37])/[.C37]-[.E37]" office:value-type="float" office:value="0.974603174603175" calcext:value-type="float">
            <text:p>0,97</text:p>
          </table:table-cell>
          <table:table-cell office:value-type="float" office:value="0" calcext:value-type="float">
            <text:p>0</text:p>
          </table:table-cell>
          <table:table-cell table:formula="of:=[.I37]+[.J37]" office:value-type="float" office:value="3.2" calcext:value-type="float">
            <text:p>3,2</text:p>
          </table:table-cell>
          <table:table-cell table:formula="of:=IF([.C37]=0;0;[.$B$46]*[.B37]+[.E37]*[.$B$47]+[.F37]*[.$B$48]+[.C37]*[.$B$46]*[.B37])" office:value-type="float" office:value="0.809524619" calcext:value-type="float">
            <text:p>0,8</text:p>
          </table:table-cell>
          <table:table-cell office:value-type="float" office:value="8.946" calcext:value-type="float">
            <text:p>8,9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string" calcext:value-type="string">
            <text:p>trashAndTakeOut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([.C38]-[.F38])/[.C38]-[.E38]" office:value-type="float" office:value="0.933333333333333" calcext:value-type="float">
            <text:p>0,93</text:p>
          </table:table-cell>
          <table:table-cell office:value-type="float" office:value="0" calcext:value-type="float">
            <text:p>0</text:p>
          </table:table-cell>
          <table:table-cell table:formula="of:=[.I38]+[.J38]" office:value-type="float" office:value="1" calcext:value-type="float">
            <text:p>1</text:p>
          </table:table-cell>
          <table:table-cell table:formula="of:=IF([.C38]=0;0;[.$B$46]*[.B38]+[.E38]*[.$B$47]+[.F38]*[.$B$48]+[.C38]*[.$B$46]*[.B38])" office:value-type="float" office:value="0.251199952" calcext:value-type="float">
            <text:p>0,3</text:p>
          </table:table-cell>
          <table:table-cell office:value-type="float" office:value="1.065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woPre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([.C39]-[.F39])/[.C39]-[.E39]" office:value-type="float" office:value="0.857142857142857" calcext:value-type="float">
            <text:p>0,86</text:p>
          </table:table-cell>
          <table:table-cell office:value-type="float" office:value="0" calcext:value-type="float">
            <text:p>0</text:p>
          </table:table-cell>
          <table:table-cell table:formula="of:=[.I39]+[.J39]" office:value-type="float" office:value="1" calcext:value-type="float">
            <text:p>1</text:p>
          </table:table-cell>
          <table:table-cell table:formula="of:=IF([.C39]=0;0;[.$B$46]*[.B39]+[.E39]*[.$B$47]+[.F39]*[.$B$48]+[.C39]*[.$B$46]*[.B39])" office:value-type="float" office:value="0.250599976" calcext:value-type="float">
            <text:p>0,3</text:p>
          </table:table-cell>
          <table:table-cell office:value-type="float" office:value="0.497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xCal</text:p>
          </table:table-cell>
          <table:table-cell office:value-type="float" office:value="9" calcext:value-type="float">
            <text:p>9</text:p>
          </table:table-cell>
          <table:table-cell office:value-type="float" office:value="101" calcext:value-type="float">
            <text:p>101</text:p>
          </table:table-cell>
          <table:table-cell table:formula="of:=([.C40]-[.F40])/[.C40]-[.E40]" office:value-type="float" office:value="0.960396039603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table:formula="of:=[.I40]+[.J40]" office:value-type="float" office:value="4" calcext:value-type="float">
            <text:p>4</text:p>
          </table:table-cell>
          <table:table-cell table:formula="of:=IF([.C40]=0;0;[.$B$46]*[.B40]+[.E40]*[.$B$47]+[.F40]*[.$B$48]+[.C40]*[.$B$46]*[.B40])" office:value-type="float" office:value="1.007649694" calcext:value-type="float">
            <text:p>1,0</text:p>
          </table:table-cell>
          <table:table-cell office:value-type="float" office:value="7.171" calcext:value-type="float">
            <text:p>7,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40])" office:value-type="float" office:value="253" calcext:value-type="float">
            <text:p>253</text:p>
          </table:table-cell>
          <table:table-cell table:formula="of:=SUM([.C2:.C40])" office:value-type="float" office:value="2062" calcext:value-type="float">
            <text:p>2062</text:p>
          </table:table-cell>
          <table:table-cell table:formula="of:=([.C41]-[.F41])/[.C41]-[.E41]" office:value-type="float" office:value="0.900969932104753" calcext:value-type="float">
            <text:p>0,90</text:p>
          </table:table-cell>
          <table:table-cell office:value-type="float" office:value="0" calcext:value-type="float">
            <text:p>0</text:p>
          </table:table-cell>
          <table:table-cell table:formula="of:=[.I41]+[.J41]" office:value-type="float" office:value="204.2" calcext:value-type="float">
            <text:p>204,2</text:p>
          </table:table-cell>
          <table:table-cell table:formula="of:=SUM([.G2:.G40])" office:value-type="float" office:value="51.196977454" calcext:value-type="float">
            <text:p>51,2</text:p>
          </table:table-cell>
          <table:table-cell office:value-type="float" office:value="146.402" calcext:value-type="float">
            <text:p>146,4</text:p>
          </table:table-cell>
          <table:table-cell table:formula="of:=SUM([.I2:.I40])" office:value-type="float" office:value="146" calcext:value-type="float">
            <text:p>146</text:p>
          </table:table-cell>
          <table:table-cell table:style-name="ce1" table:formula="of:=SUM([.J2:.J40])" office:value-type="float" office:value="58.2" calcext:value-type="float">
            <text:p>58,2</text:p>
          </table:table-cell>
        </table:table-row>
        <table:table-row table:style-name="ro1" table:visibility="filter" table:number-rows-repeated="3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%Eq</text:p>
          </table:table-cell>
          <table:table-cell table:formula="of:=(7.1/100)" office:value-type="float" office:value="0.071" calcext:value-type="float">
            <text:p>0,071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t_run</text:p>
          </table:table-cell>
          <table:table-cell office:value-type="float" office:value="0.000008333" calcext:value-type="float">
            <text:p>0,000008333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t_eq</text:p>
          </table:table-cell>
          <table:table-cell office:value-type="float" office:value="0.25" calcext:value-type="float">
            <text:p>0,25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t_new</text:p>
          </table:table-cell>
          <table:table-cell office:value-type="float" office:value="0.25" calcext:value-type="float">
            <text:p>0,25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formula="of:=COUNTIF([.J2:.J48];0)" office:value-type="float" office:value="31" calcext:value-type="float">
            <text:p>31</text:p>
          </table:table-cell>
        </table:table-row>
      </table:table>
      <table:table table:name="0-mtb-ALL" table:style-name="ta1"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ROG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ALIVE-OP</text:p>
          </table:table-cell>
          <table:table-cell office:value-type="string" calcext:value-type="string">
            <text:p>SCORE-OP</text:p>
          </table:table-cell>
          <table:table-cell office:value-type="string" calcext:value-type="string">
            <text:p>ALIVE-ALL</text:p>
          </table:table-cell>
          <table:table-cell office:value-type="string" calcext:value-type="string">
            <text:p>SCORE-ALL</text:p>
          </table:table-cell>
        </table:table-row>
        <table:table-row table:style-name="ro1">
          <table:table-cell office:value-type="string" calcext:value-type="string">
            <text:p>boundedQueue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culation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012" calcext:value-type="float">
            <text:p>1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I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Palindrom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ntPositiv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e-plus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2257" calcext:value-type="float">
            <text:p>2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gitReverser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dLas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dVa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58" calcext:value-type="float">
            <text:p>1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versePermutatio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day-jdate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37" calcext:value-type="float">
            <text:p>2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stZ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RS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Z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ddOrPo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l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5374" calcext:value-type="float">
            <text:p>5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ntPrimes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nt_tokens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3783" calcext:value-type="float">
            <text:p>3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nt_tokens2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4044" calcext:value-type="float">
            <text:p>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rsiveSelectionSort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10634" calcext:value-type="float">
            <text:p>10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edule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902" calcext:value-type="float">
            <text:p>1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edule2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2209" calcext:value-type="float">
            <text:p>2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as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Pad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info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6284" calcext:value-type="float">
            <text:p>6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shAndTakeOut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woPre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xCal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4509" calcext:value-type="float">
            <text:p>4509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'0-mtb-SSDL2'.A1:'0-mtb-SSDL2'.J41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1" number:min-decimal-places="1" number:min-integer-digits="1"/>
    </number:number-style>
    <number:number-style style:name="N116">
      <number:number number:decimal-places="14" number:min-decimal-places="14" number:min-integer-digits="1"/>
    </number:number-style>
    <number:number-style style:name="N117">
      <number:number number:decimal-places="13" number:min-decimal-places="13" number:min-integer-digits="1"/>
    </number:number-style>
    <number:number-style style:name="N118">
      <number:number number:decimal-places="12" number:min-decimal-places="12" number:min-integer-digits="1"/>
    </number:number-style>
    <number:number-style style:name="N119">
      <number:number number:decimal-places="11" number:min-decimal-places="11" number:min-integer-digits="1"/>
    </number:number-style>
    <number:number-style style:name="N120">
      <number:number number:decimal-places="10" number:min-decimal-places="10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3">00/00/0000</text:date>, <text:time style:data-style-name="N2" text:time-value="12:48:31.25838111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6-03T13:19:30.211803599</dc:date>
    <meta:editing-duration>PT2H54M46S</meta:editing-duration>
    <meta:editing-cycles>22</meta:editing-cycles>
    <meta:document-statistic meta:table-count="2" meta:cell-count="659" meta:object-count="0"/>
  </office:meta>
</office:document-meta>
</file>